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sans-serif" svg:font-family="sans-serif"/>
    <style:font-face style:name="serif" svg:font-family="serif"/>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Nimbus Roman No9 L"/>
    </style:style>
    <style:style style:name="P3" style:family="paragraph" style:parent-style-name="Standard">
      <style:paragraph-properties fo:text-align="center" style:justify-single-word="false"/>
      <style:text-properties style:font-name="Nimbus Roman No9 L" fo:font-size="28pt" style:font-size-asian="28pt" style:font-size-complex="28pt"/>
    </style:style>
    <style:style style:name="P4" style:family="paragraph" style:parent-style-name="Standard">
      <style:paragraph-properties fo:text-align="start" style:justify-single-word="false"/>
      <style:text-properties style:font-name="Nimbus Roman No9 L" fo:font-style="normal" style:font-style-asian="normal" style:font-style-complex="normal"/>
    </style:style>
    <style:style style:name="P5" style:family="paragraph" style:parent-style-name="Standard">
      <style:paragraph-properties fo:text-align="start" style:justify-single-word="false"/>
      <style:text-properties style:font-name="Nimbus Roman No9 L"/>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center" style:justify-single-word="false"/>
      <style:text-properties style:font-name="Nimbus Roman No9 L"/>
    </style:style>
    <style:style style:name="P9" style:family="paragraph" style:parent-style-name="Table_20_Contents">
      <style:paragraph-properties fo:text-align="end" style:justify-single-word="false"/>
      <style:text-properties style:font-name="Nimbus Roman No9 L"/>
    </style:style>
    <style:style style:name="P10" style:family="paragraph" style:parent-style-name="Standard">
      <style:paragraph-properties fo:text-align="center" style:justify-single-word="false"/>
      <style:text-properties style:font-name="Nimbus Roman No9 L"/>
    </style:style>
    <style:style style:name="P11" style:family="paragraph" style:parent-style-name="Standard">
      <style:paragraph-properties fo:text-align="center" style:justify-single-word="false"/>
      <style:text-properties fo:color="#000000" style:font-name="Nimbus Roman No9 L"/>
    </style:style>
    <style:style style:name="P12" style:family="paragraph" style:parent-style-name="Standard">
      <style:paragraph-properties fo:text-align="start" style:justify-single-word="false"/>
      <style:text-properties fo:color="#000000" style:font-name="Nimbus Roman No9 L" fo:font-style="italic" style:font-style-asian="italic" style:font-style-complex="italic"/>
    </style:style>
    <style:style style:name="P13" style:family="paragraph" style:parent-style-name="Standard">
      <style:paragraph-properties fo:text-align="start" style:justify-single-word="false"/>
      <style:text-properties fo:color="#000000" style:font-name="Nimbus Roman No9 L" fo:font-style="normal" style:font-style-asian="normal" style:font-style-complex="normal"/>
    </style:style>
    <style:style style:name="P14" style:family="paragraph" style:parent-style-name="Standard" style:list-style-name="L1">
      <style:paragraph-properties fo:text-align="start" style:justify-single-word="false"/>
      <style:text-properties fo:color="#000000" style:font-name="Nimbus Roman No9 L" fo:font-style="normal" style:font-style-asian="normal" style:font-style-complex="normal"/>
    </style:style>
    <style:style style:name="P15" style:family="paragraph" style:parent-style-name="Standard" style:list-style-name="L2">
      <style:paragraph-properties fo:text-align="start" style:justify-single-word="false"/>
      <style:text-properties fo:color="#000000" style:font-name="Nimbus Roman No9 L" fo:font-style="normal" style:font-style-asian="normal" style:font-style-complex="normal"/>
    </style:style>
    <style:style style:name="P16" style:family="paragraph" style:parent-style-name="Standard">
      <style:paragraph-properties fo:text-align="start" style:justify-single-word="false"/>
      <style:text-properties fo:color="#000000" style:font-name="Nimbus Roman No9 L" fo:font-size="18pt" fo:font-style="italic"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color="#000000" style:font-name="Nimbus Roman No9 L" fo:font-size="14pt" fo:font-style="italic" style:font-size-asian="14pt" style:font-style-asian="italic" style:font-size-complex="14pt" style:font-style-complex="italic"/>
    </style:style>
    <style:style style:name="P18" style:family="paragraph" style:parent-style-name="Standard">
      <style:paragraph-properties fo:text-align="start" style:justify-single-word="false"/>
      <style:text-properties fo:color="#000000" style:text-position="0% 100%" style:font-name="Nimbus Roman No9 L" fo:font-style="normal" style:font-style-asian="normal" style:font-style-complex="normal"/>
    </style:style>
    <style:style style:name="P19" style:family="paragraph" style:parent-style-name="Standard">
      <style:paragraph-properties fo:text-align="start" style:justify-single-word="false"/>
      <style:text-properties fo:color="#000000" style:text-position="0% 100%" style:font-name="Nimbus Roman No9 L" fo:font-size="14pt" fo:font-style="normal" style:font-size-asian="14pt" style:font-style-asian="normal" style:font-size-complex="14pt" style:font-style-complex="normal"/>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fo:font-size="18pt" style:font-size-asian="18pt" style:font-size-complex="18pt"/>
    </style:style>
    <style:style style:name="P22" style:family="paragraph" style:parent-style-name="Standard">
      <style:paragraph-properties fo:text-align="start" style:justify-single-word="false"/>
      <style:text-properties fo:font-size="14pt" style:font-size-asian="14pt" style:font-size-complex="14pt"/>
    </style:style>
    <style:style style:name="P23" style:family="paragraph" style:parent-style-name="Standard">
      <style:paragraph-properties fo:text-align="start" style:justify-single-word="false" fo:break-before="page"/>
      <style:text-properties fo:color="#000000" style:font-name="Nimbus Roman No9 L" fo:font-size="18pt" fo:font-style="italic" style:font-size-asian="18pt" style:font-style-asian="italic" style:font-size-complex="18pt" style:font-style-complex="italic"/>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position="sub 58%"/>
    </style:style>
    <style:style style:name="T4" style:family="text">
      <style:text-properties fo:color="#000000" style:text-position="sub 58%" fo:font-style="italic" style:font-style-asian="italic" style:font-style-complex="italic"/>
    </style:style>
    <style:style style:name="T5" style:family="text">
      <style:text-properties fo:color="#000000" fo:font-size="18pt" style:font-size-asian="18pt" style:font-size-complex="18pt"/>
    </style:style>
    <style:style style:name="T6" style:family="text">
      <style:text-properties fo:color="#000000" fo:font-size="18pt" fo:font-style="italic" style:font-size-asian="18pt" style:font-style-asian="italic" style:font-size-complex="18pt" style:font-style-complex="italic"/>
    </style:style>
    <style:style style:name="T7" style:family="text">
      <style:text-properties fo:color="#000000" style:font-name="Nimbus Roman No9 L"/>
    </style:style>
    <style:style style:name="T8" style:family="text">
      <style:text-properties fo:color="#000000" style:font-name="Nimbus Roman No9 L" style:text-underline-style="none"/>
    </style:style>
    <style:style style:name="T9" style:family="text">
      <style:text-properties fo:color="#000000" style:font-name="Nimbus Roman No9 L" fo:font-style="normal" style:font-style-asian="normal" style:font-style-complex="normal"/>
    </style:style>
    <style:style style:name="T10" style:family="text">
      <style:text-properties fo:color="#000000" style:text-position="super 58%" style:font-name="Nimbus Roman No9 L" fo:font-style="normal" style:font-style-asian="normal" style:font-style-complex="normal"/>
    </style:style>
    <style:style style:name="T11" style:family="text">
      <style:text-properties fo:color="#000000" style:text-position="super 58%" style:font-name="Nimbus Roman No9 L" fo:font-style="italic" style:font-style-asian="italic" style:font-style-complex="italic"/>
    </style:style>
    <style:style style:name="T12" style:family="text">
      <style:text-properties fo:color="#000000" style:text-position="0% 100%" style:font-name="Nimbus Roman No9 L" fo:font-style="normal" style:font-style-asian="normal" style:font-style-complex="normal"/>
    </style:style>
    <style:style style:name="T13" style:family="text">
      <style:text-properties fo:color="#000000" style:text-position="0% 100%" style:font-name="Nimbus Roman No9 L" fo:font-style="italic" style:font-style-asian="italic" style:font-style-complex="italic"/>
    </style:style>
    <style:style style:name="T14" style:family="text">
      <style:text-properties fo:color="#000000" style:text-position="0% 100%" style:font-name="Nimbus Roman No9 L" fo:font-style="normal" style:font-style-asian="normal" style:font-style-complex="normal"/>
    </style:style>
    <style:style style:name="T15" style:family="text">
      <style:text-properties fo:font-style="normal"/>
    </style:style>
    <style:style style:name="T16" style:family="text">
      <style:text-properties fo:font-style="normal" style:font-style-asian="normal" style:font-style-complex="normal"/>
    </style:style>
    <style:style style:name="T17" style:family="text">
      <style:text-properties style:font-style-asian="normal"/>
    </style:style>
    <style:style style:name="T18" style:family="text">
      <style:text-properties style:font-style-complex="normal"/>
    </style:style>
    <style:style style:name="T19" style:family="text">
      <style:text-properties style:font-name="Nimbus Roman No9 L"/>
    </style:style>
    <style:style style:name="T20" style:family="text">
      <style:text-properties fo:font-style="italic" style:font-style-asian="italic" style:font-style-complex="italic"/>
    </style:style>
    <style:style style:name="T21" style:family="text">
      <style:text-properties style:text-position="0% 100%"/>
    </style:style>
    <style:style style:name="T22" style:family="text">
      <style:text-properties fo:font-variant="normal" fo:text-transform="none" fo:color="#000000" style:text-position="0% 100%" style:font-name="Nimbus Roman No9 L" fo:font-size="11.25pt"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000000" style:text-position="0% 100%" style:font-name="Nimbus Roman No9 L" fo:font-size="11.25pt" fo:letter-spacing="normal" fo:font-style="italic" fo:font-weight="bold" style:font-style-asian="italic" style:font-style-complex="italic"/>
    </style:style>
    <style:style style:name="T24" style:family="text">
      <style:text-properties fo:font-variant="normal" fo:text-transform="none" fo:color="#000000" style:text-position="0% 100%" style:font-name="Nimbus Roman No9 L" fo:font-size="11.25pt" fo:letter-spacing="normal" fo:font-style="italic" fo:font-weight="normal" style:font-style-asian="italic" style:font-weight-asian="normal" style:font-style-complex="italic" style:font-weight-complex="normal"/>
    </style:style>
    <style:style style:name="T25" style:family="text">
      <style:text-properties fo:font-variant="normal" fo:text-transform="none" fo:color="#000000" style:text-position="0% 100%" style:font-name="Nimbus Roman No9 L" fo:font-size="12pt" fo:letter-spacing="normal" fo:font-style="italic" fo:font-weight="normal" style:font-name-asian="Nimbus Roman No9 L" style:font-size-asian="12pt" style:font-style-asian="italic" style:font-weight-asian="normal" style:font-name-complex="Nimbus Roman No9 L" style:font-size-complex="12pt" style:font-style-complex="italic" style:font-weight-complex="normal"/>
    </style:style>
    <style:style style:name="T26" style:family="text">
      <style:text-properties fo:font-variant="normal" fo:text-transform="none" fo:color="#000000" style:text-position="sub 58%" style:font-name="Nimbus Roman No9 L" fo:font-size="12pt" fo:letter-spacing="normal" fo:font-style="italic" fo:font-weight="normal" style:font-name-asian="Nimbus Roman No9 L" style:font-size-asian="12pt" style:font-style-asian="italic" style:font-weight-asian="normal" style:font-name-complex="Nimbus Roman No9 L" style:font-size-complex="12pt"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3">Distributed Evolutionary Algorithm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lex Waterman</text:p>
      <text:p text:style-name="P1"><text:a xlink:type="simple" xlink:href="mailto:imNotListening@gmail.com"><text:span text:style-name="T8">imNotListening@gmail.com</text:span></text:a><text:span text:style-name="T7">, </text:span><text:a xlink:type="simple" xlink:href="mailto:amw2813@rit.edu"><text:span text:style-name="T8">amw2813@rit.edu</text:span></text:a></text:p>
      <text:p text:style-name="P11">Department: Computer Engineering</text:p>
      <text:p text:style-name="P11">February 14, 2011</text:p>
      <text:p text:style-name="P11"/>
      <text:p text:style-name="P11"/>
      <text:p text:style-name="P23"><text:span text:style-name="T16">1</text:span> Abstract</text:p>
      <text:p text:style-name="P12"/>
      <text:p text:style-name="P13"><text:tab/>Optimization problems can often be very tricky to solve since they do not always have one answer. In practice there may be multiple solutions to any given problem. Classic algorithms for solving optimization problems (root finders and minimization/maximization) often have trouble finding the best solution of the many that may emerge. There are numerous approaches to discounting local optima; one such approach is an evolutionary algorithm. Based on the natural phenomenon of evolution, these algorithms seek to mimic the way Darwinian evolution solves problems. This approach is not without limitations and caveats. While evolution is certainly a strong method for searching very high dimensional solution spaces in parallel, pitfalls emerge from the techniques used to run an evolutionary algorithm in parallel on a computer. Since any evolutionary algorithm will be run on a computer, the algorithm will have to make certain simplifications to aid in computational speed and efficiency. This paper aims to explore how these simplifications adversely affect parallel performance of an evolutionary algorithm and aims to solve these problems.</text:p>
      <text:p text:style-name="P13"/>
      <text:p text:style-name="P16"><text:span text:style-name="T16">2</text:span> Sequential Implementation</text:p>
      <text:p text:style-name="P13"><text:s/></text:p>
      <text:p text:style-name="P13"><text:tab/>The basis of any evolutionary framework implemented in software is the maintenance of a gene pool. This gene pool contains some number of solutions, called individuals or chromosomes. The goal of the algorithm is to minimize (or maximize) the fitness of the individuals. From a sequential perspective this algorithm is extremely simple:</text:p>
      <text:p text:style-name="P13"/>
      <text:list xml:id="list1096563572" text:style-name="L1">
        <text:list-item>
          <text:list>
            <text:list-item>
              <text:list>
                <text:list-item>
                  <text:p text:style-name="P14">Generate N initial solutions, randomly or by some a-priori knowledge.</text:p>
                </text:list-item>
                <text:list-item>
                  <text:p text:style-name="P14">Compute the fitness of the individuals.</text:p>
                </text:list-item>
                <text:list-item>
                  <text:p text:style-name="P14">Sort the individuals according to fitness.</text:p>
                </text:list-item>
                <text:list-item>
                  <text:p text:style-name="P14">Breed solutions together, favoring the more fit individuals.</text:p>
                </text:list-item>
                <text:list-item>
                  <text:p text:style-name="P14">Replace unfit solutions in the gene pool with the new solutions.</text:p>
                </text:list-item>
                <text:list-item>
                  <text:p text:style-name="P14">Go to (2) and repeat until the gene pool meets some convergence criteria.</text:p>
                </text:list-item>
              </text:list>
            </text:list-item>
          </text:list>
        </text:list-item>
      </text:list>
      <text:p text:style-name="P13"/>
      <text:p text:style-name="P13">In this paper the above algorithm was implemented in the C programming language. The goal was to create an algorithm that was both flexible and fast. To that end, several data structures were defined. The data structures were designed to be filled out by a specific implementation of the parts of the evolutionary algorithm. This allows the framework itself to be completely agnostic to the problem it is solving. The framework implemented is only aware of an opaque solution type which has several associated functions to compute relevant operations on the solution type. A solution's data is defined and maintained by the particular implementation of the framework.</text:p>
      <text:p text:style-name="P13"><text:tab/>The algorithm is partitioned into five different functions that distance the framework from the implementation. The functions are as follows:</text:p>
      <text:p text:style-name="P13"/>
      <text:list xml:id="list1184358485" text:style-name="L2">
        <text:list-item>
          <text:list>
            <text:list-item>
              <text:list>
                <text:list-item>
                  <text:p text:style-name="P15">fitness()</text:p>
                </text:list-item>
                <text:list-item>
                  <text:p text:style-name="P15">mutate()</text:p>
                </text:list-item>
                <text:list-item>
                  <text:p text:style-name="P15">init()</text:p>
                </text:list-item>
                <text:list-item>
                  <text:p text:style-name="P15">destroy()</text:p>
                </text:list-item>
                <text:list-item>
                  <text:p text:style-name="P15">swap()</text:p>
                </text:list-item>
              </text:list>
            </text:list-item>
          </text:list>
        </text:list-item>
      </text:list>
      <text:p text:style-name="P13"/>
      <text:p text:style-name="P13"><text:soft-page-break/>By implementing these functions for a given solution type, the evolutionary framework defined in this paper can solve any optimization problem ranging from simple root finding problems to much more complex problems with many solutions of which many be non optimal.</text:p>
      <text:p text:style-name="P13"/>
      <text:p text:style-name="P17"><text:span text:style-name="T16">2.1</text:span> Fitness</text:p>
      <text:p text:style-name="P13"/>
      <text:p text:style-name="P4"><text:span text:style-name="T1"><text:tab/>The fitness function for an evolutionary algorithm must be able to turn any solution into a single value representing exactly how fit the given solution is. For any fitness function the following must hold true for all possible solutions. Given solutions S</text:span><text:span text:style-name="T3">1</text:span><text:span text:style-name="T1">, S</text:span><text:span text:style-name="T3">2</text:span><text:span text:style-name="T1">, S</text:span><text:span text:style-name="T3">3</text:span><text:span text:style-name="T1">, and a fitness function F:</text:span></text:p>
      <text:p text:style-name="P5"/>
      <table:table table:name="Tabelle4" table:style-name="Tabelle4">
        <table:table-column table:style-name="Tabelle4.A"/>
        <table:table-column table:style-name="Tabelle4.B"/>
        <table:table-header-rows>
          <table:table-row>
            <table:table-cell table:style-name="Tabelle4.A1" office:value-type="string">
              <text:p text:style-name="P8"><draw:frame draw:style-name="fr1" draw:name="Objekt4" text:anchor-type="as-char" svg:width="3.572in" svg:height="0.2083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9">(<text:sequence text:ref-name="refText0" text:name="Text" text:formula="ooow:Text+1" style:num-format="1">1</text:sequence>)</text:p>
            </table:table-cell>
          </table:table-row>
        </table:table-header-rows>
      </table:table>
      <text:p text:style-name="P5"/>
      <text:p text:style-name="P13">The relationship defined in Eq. 1 is required since the fitness function is used to sort the population according to fitness.</text:p>
      <text:p text:style-name="P13"><text:tab/>The evolutionary algorithm that is solved by the evolutionary framework is dependent on the fitness function. Thus by defining a particular fitness function relative to the data encapsulated by the solution type, any optimization problem can be solved by the same minimization algorithm. Since the fitness function is normally the most expensive part of any evolutionary algorithm, care must be taken to make sure the fitness function is as efficient as possible. Fitness for any particular solution must be a constant value; no matter when the fitness function is called on a solution, the exact same value must be returned. By enforcing this requirement, the fitness of any one particular solution need only be computed once. This can save an enormous amount of computation.</text:p>
      <text:p text:style-name="P13"><text:tab/>The fitness of an individual defines how likely it is to reproduce. If an individual is fit, then it stands to reason that it should be more likely to reproduce. By only allowing fit individuals to reproduce, the mean fitness of the population should increase. Likewise, if non-fit individuals are replaced with the solutions generated from fit parents, the fitness should also increase. By combining the two approaches, replace non-fit individuals with individuals bred from fit parents, the overall fitness of a population increases from generation to generation.</text:p>
      <text:p text:style-name="P13"/>
      <text:p text:style-name="P17"><text:span text:style-name="T16">2.2</text:span> Mutation</text:p>
      <text:p text:style-name="P13"/>
      <text:p text:style-name="P13"><text:tab/>In any given evolutionary construct the method by which the solution space is searched is called mutation. In the natural world this is what makes offspring not identical to their parents. Since a given solution is different from its parents, it has in effect searched a nearby but different segment of the solution space. There are two typical mechanisms that cause mutation. The first is called point mutations, the second is called crossover. These two mutation types serve different purposes in an evolutionary algorithm. Crossover is not strictly necessary; however, it will decrease convergence time. </text:p>
      <text:p text:style-name="P4"><text:span text:style-name="T1"><text:tab/>Point mutations are mutations in individual genes of a chromosome (a chromosome is a set of genes). An individual's genotype is defined as the genes that make up its chromosome(s). The expression of the genotype is known as the phenotype. In an evolutionary algorithm the phenotype of an individual is equivalent to its fitness; for instance an insect having a particular type of camouflage will determine how likely it is to be eaten by a predator which directly affects how likely is to reproduce. The camouflage, in this case, is a phenotype; the exact nucleotides (i.e: DNA) that make up the gene that affects the camouflage is the genotype. Point mutations allow for gradual change in genotype which by extension leads to gradual change in phenotype. By allowing mutation in phenotype, </text:span><text:soft-page-break/><text:span text:style-name="T1">an insect might find a more effective color to camouflage themselves with. From a computational point of view, a change in phenotype might lead to a better solution to the algorithm's fitness function, and therefor higher chance to reproduce.</text:span></text:p>
      <text:p text:style-name="P4"><text:span text:style-name="T1"><text:tab/>Crossover mutation occurs in parallel to point mutations. Any individual will be made up of components of its parents. Crossover is the mechanism that picks which part of each parent solution will propagate to the child solution. Crossover works by the following algorithm: if a solution is thought of as a sequence of genes, </text:span><text:span text:style-name="T2">G</text:span><text:span text:style-name="T4">1</text:span><text:span text:style-name="T2">, G</text:span><text:span text:style-name="T4">2</text:span><text:span text:style-name="T2">,... G</text:span><text:span text:style-name="T4">n</text:span><text:span text:style-name="T1">, then pick some </text:span><text:span text:style-name="T2">k</text:span><text:span text:style-name="T1"> less than </text:span><text:span text:style-name="T2">n</text:span><text:span text:style-name="T1">. Given two parents </text:span><text:span text:style-name="T2">P</text:span><text:span text:style-name="T4">1</text:span><text:span text:style-name="T1"> and </text:span><text:span text:style-name="T2">P</text:span><text:span text:style-name="T4">2</text:span><text:span text:style-name="T2">,</text:span><text:span text:style-name="T1"> a child can be generated from the parents by taking genes </text:span><text:span text:style-name="T2">G</text:span><text:span text:style-name="T4">1</text:span><text:span text:style-name="T2">, ... G</text:span><text:span text:style-name="T4">k</text:span><text:span text:style-name="T1">, from <text:s/></text:span><text:span text:style-name="T2">P</text:span><text:span text:style-name="T4">1</text:span><text:span text:style-name="T1">, and taking </text:span><text:span text:style-name="T2">G</text:span><text:span text:style-name="T4">k+1</text:span><text:span text:style-name="T2">, ... G</text:span><text:span text:style-name="T4">n</text:span><text:span text:style-name="T1">, from </text:span><text:span text:style-name="T2">P</text:span><text:span text:style-name="T4">2 </text:span><text:span text:style-name="T1">. There is no limit on the number of different crossover points chosen (the </text:span><text:span text:style-name="T2">k</text:span><text:span text:style-name="T1"> points). Crossover with more than one </text:span><text:span text:style-name="T2">k</text:span><text:span text:style-name="T1"> is known as multiple crossover. In the natural world, crossover will almost always be multiple crossover since chromosomes consist of thousands of genes. In an evolutionary algorithm where chromosomes may be fairly simple, only a few genes, single crossover may be adequate.</text:span></text:p>
      <text:p text:style-name="P13"><text:tab/>Crossover is important for evolutionary algorithms because it allows solutions to jump out of local optima. By crossing over dimensions of the solutions genes, the algorithm can explore other directions into the solution space more quickly than letting point mutations slowly move solutions through the space. Crossover serves for big jumps where as point mutations allow for more conservative mutations.</text:p>
      <text:p text:style-name="P13"><text:tab/>Interestingly, convergence time is also dramatically decreased for a mutation operator that uses crossover. Why this occurs is hard to say exactly. One possible explanation is that since crossover allows for a more broad search of the solution space, mutations that involve crossover are more likely to find good solutions from not so good solutions, thus increasing convergence. When combining both crossover and point mutations both a broad and fine grained search are occurring roughly simultaneously. Naturally, the more searching done in a given generation, the faster the convergence.</text:p>
      <text:p text:style-name="P13"/>
      <text:p text:style-name="P17"><text:span text:style-name="T16">2.3</text:span> Initialization, Destruction, and Swapping</text:p>
      <text:p text:style-name="P17"/>
      <text:p text:style-name="P13"><text:tab/>The init(), destroy(), and swap() functions serve purposes specific to the C programming constructs defined by the evolutionary framework. init() and destroy() are analogous to birth and death in nature. These functions are called by the framework to allocate resources and deallocate resources for each solution. The swap() function has no natural analogy and is only relevant for multithreaded algorithm implementations. It is defined to allow the gene dispersal mechanism to work in an abstract way. The swap() function swaps two solutions from (possibly) one local gene pool to another. Often a simple copy would be enough to satisfy this request; however, if more complex underlying data structures for solution types require more sophisticated copies, then swap() serves that purpose. The swap() function is optional; if not defined gene dispersal will not be performed. For some algorithms this may be acceptable, others not so much.</text:p>
      <text:p text:style-name="P13"/>
      <text:p text:style-name="P4"><text:span text:style-name="T5">3 </text:span><text:span text:style-name="T6">Parallel Implementation</text:span><text:span text:style-name="T1"> </text:span></text:p>
      <text:p text:style-name="P13"/>
      <text:p text:style-name="P4"><text:span text:style-name="T1"><text:tab/>In order to implement a parallel version of the evolutionary algorithm proposed above, several additional data structures had to be defined. A thread pool implementation was made using POSIX threads. The thread pool allowed multiple incarnations of the algorithm to run concurrently. By turning a gene pool with </text:span><text:span text:style-name="T2">N</text:span><text:span text:style-name="T1"> members into </text:span><text:span text:style-name="T2">k</text:span><text:span text:style-name="T1"> separate gene pools with </text:span><text:span text:style-name="T2">N/k</text:span><text:span text:style-name="T1"> members each, the algorithm could be run on </text:span><text:span text:style-name="T2">k</text:span><text:span text:style-name="T1"> processors in parallel. The new algorithm follows the same basic principles, however, there is one additional step: gene dispersal. Each of the previous algorithm's steps are simply done in parallel on segments of the overall population. For instance, the sorting of solutions happened on intervals of </text:span><text:span text:style-name="T2">N/k</text:span><text:span text:style-name="T1"> </text:span><text:soft-page-break/><text:span text:style-name="T1">solutions instead of </text:span><text:span text:style-name="T2">N</text:span><text:span text:style-name="T1"> solutions.</text:span></text:p>
      <text:p text:style-name="P4"><text:span text:style-name="T1"><text:tab/>The same convergence criteria for the sequential framework can be applied to the parallel framework. As far as the implementation of the code is concerned, whether the algorithm is run in parallel or not should be irrelevant. However, the characteristics of the gene pool does change. Since the algorithm is computing </text:span><text:span text:style-name="T2">k</text:span><text:span text:style-name="T1"> smaller gene pools, not one large gene pool, a naive implementation of the parallel evolutionary algorithm would notice a dramatic decrease in convergence time. This makes sense from an intuitive perspective. The size of a gene pool determines its convergence rate (in terms of generations, not overall CPU time) since the more solutions in a gene pool, the more searching is done per generation. As the size of the gene pool shrinks, naturally, the convergence time increases, due to less searching per generation. Thus the convergence rate of a gene pool is inversely proportional to the size of the gene pool.</text:span></text:p>
      <text:p text:style-name="P4"><text:span text:style-name="T1"><text:tab/>Since there are </text:span><text:span text:style-name="T2">k</text:span><text:span text:style-name="T1"> gene pools in a parallel algorithm, the size of the individual gene pools shrink by a factor of </text:span><text:span text:style-name="T2">k</text:span><text:span text:style-name="T1">. Thus the convergence rate shrinks (though not necessarily by a factor of </text:span><text:span text:style-name="T2">k</text:span><text:span text:style-name="T1">). Overall, even though a parallel algorithm can compute more generations per unit time, less searching is done per unit time. Essentially, a naive approach will give absolutely no benefit to parallelizing an evolutionary algorithm.</text:span></text:p>
      <text:p text:style-name="P4"><text:span text:style-name="T1"><text:tab/>The problem with multiple small gene pools can be solved by dispersing solutions between gene pools randomly. In this paper, such a technique is called gene dispersal. By dispersing genes between gene pools, the algorithm can appear to be using one large gene pool instead of </text:span><text:span text:style-name="T2">k</text:span><text:span text:style-name="T1"> smaller gene pools. This approach is remarkably effective. However, it contributes a sequential fraction to the parallel program since it is not easy to implement the gene dispersal in parallel. Gene dispersal could be made parallel by adding locks to each of the solutions; however, the added overhead of locking and unlocking would probably be outweighed by keeping the solution data types smaller. The sequential fraction incurred by gene dispersal is in practice very small since generally it only requires a few memory copies. The fitness function computation is often orders and orders of magnitude more complex and time consuming than copying memory back and forth.</text:span></text:p>
      <text:p text:style-name="P4"><text:span text:style-name="T1"><text:tab/>The time lost on gene dispersal is also somewhat made up by faster sorts of the smaller population. The qsort() routine used by the C standard library uses a quick sort implementation with O(</text:span><text:span text:style-name="T2">n </text:span><text:span text:style-name="T1">log </text:span><text:span text:style-name="T2">n</text:span><text:span text:style-name="T1">) performance. When the sort of a smaller gene pool is done, a super linear speedup for the parallel program is theoretically observed.</text:span></text:p>
      <text:p text:style-name="Standard"/>
      <table:table table:name="Table1" table:style-name="Table1">
        <table:table-column table:style-name="Table1.A"/>
        <table:table-column table:style-name="Table1.B"/>
        <table:table-header-rows>
          <table:table-row>
            <table:table-cell table:style-name="Table1.A1" office:value-type="string">
              <text:p text:style-name="P6"><draw:frame draw:style-name="fr1" draw:name="Object1" text:anchor-type="as-char" svg:width="0.8374in" svg:height="0.3925in" draw:z-index="1"><draw:object xlink:href="./Object 2" xlink:type="simple" xlink:show="embed" xlink:actuate="onLoad"/><draw:image xlink:href="./ObjectReplacements/Object 2" xlink:type="simple" xlink:show="embed" xlink:actuate="onLoad"/></draw:frame> </text:p>
            </table:table-cell>
            <table:table-cell table:style-name="Table1.A1" office:value-type="string">
              <text:p text:style-name="P7">(<text:sequence text:ref-name="refText1" text:name="Text" text:formula="ooow:Text+1" style:num-format="1">2</text:sequence>)</text:p>
            </table:table-cell>
          </table:table-row>
        </table:table-header-rows>
      </table:table>
      <text:p text:style-name="Standard"/>
      <table:table table:name="Table2" table:style-name="Table2">
        <table:table-column table:style-name="Table2.A"/>
        <table:table-column table:style-name="Table2.B"/>
        <table:table-header-rows>
          <table:table-row>
            <table:table-cell table:style-name="Table2.A1" office:value-type="string">
              <text:p text:style-name="P6"><draw:frame draw:style-name="fr1" draw:name="Object2" text:anchor-type="as-char" svg:width="1.3846in" svg:height="0.3925in" draw:z-index="2"><draw:object xlink:href="./Object 3" xlink:type="simple" xlink:show="embed" xlink:actuate="onLoad"/><draw:image xlink:href="./ObjectReplacements/Object 3" xlink:type="simple" xlink:show="embed" xlink:actuate="onLoad"/></draw:frame> </text:p>
            </table:table-cell>
            <table:table-cell table:style-name="Table2.A1" office:value-type="string">
              <text:p text:style-name="P7">(<text:sequence text:ref-name="refText2" text:name="Text" text:formula="ooow:Text+1" style:num-format="1">3</text:sequence>)</text:p>
            </table:table-cell>
          </table:table-row>
        </table:table-header-rows>
      </table:table>
      <text:p text:style-name="Standard"/>
      <table:table table:name="Table3" table:style-name="Table3">
        <table:table-column table:style-name="Table3.A"/>
        <table:table-column table:style-name="Table3.B"/>
        <table:table-header-rows>
          <table:table-row>
            <table:table-cell table:style-name="Table3.A1" office:value-type="string">
              <text:p text:style-name="P6"><draw:frame draw:style-name="fr1" draw:name="Object3" text:anchor-type="as-char" svg:width="2.4055in" svg:height="0.4in" draw:z-index="3"><draw:object xlink:href="./Object 4" xlink:type="simple" xlink:show="embed" xlink:actuate="onLoad"/><draw:image xlink:href="./ObjectReplacements/Object 4" xlink:type="simple" xlink:show="embed" xlink:actuate="onLoad"/></draw:frame> </text:p>
            </table:table-cell>
            <table:table-cell table:style-name="Table3.A1" office:value-type="string">
              <text:p text:style-name="P7">(<text:sequence text:ref-name="refText3" text:name="Text" text:formula="ooow:Text+1" style:num-format="1">4</text:sequence>)</text:p>
            </table:table-cell>
          </table:table-row>
        </table:table-header-rows>
      </table:table>
      <text:p text:style-name="Standard"/>
      <table:table table:name="Table4" table:style-name="Table4">
        <table:table-column table:style-name="Table4.A"/>
        <table:table-column table:style-name="Table4.B"/>
        <table:table-header-rows>
          <table:table-row>
            <table:table-cell table:style-name="Table4.A1" office:value-type="string">
              <text:p text:style-name="P6"><draw:frame draw:style-name="fr1" draw:name="Object4" text:anchor-type="as-char" svg:width="2.3299in" svg:height="0.1917in" draw:z-index="4"><draw:object xlink:href="./Object 5" xlink:type="simple" xlink:show="embed" xlink:actuate="onLoad"/><draw:image xlink:href="./ObjectReplacements/Object 5" xlink:type="simple" xlink:show="embed" xlink:actuate="onLoad"/></draw:frame> </text:p>
            </table:table-cell>
            <table:table-cell table:style-name="Table4.A1" office:value-type="string">
              <text:p text:style-name="P7">(<text:sequence text:ref-name="refText4" text:name="Text" text:formula="ooow:Text+1" style:num-format="1">5</text:sequence>)</text:p>
            </table:table-cell>
          </table:table-row>
        </table:table-header-rows>
      </table:table>
      <text:p text:style-name="P13"/>
      <text:p text:style-name="P20"><text:span text:style-name="T9">Eq (2) and (3) describe the time complexity of a sort of one k</text:span><text:span text:style-name="T10">th</text:span><text:span text:style-name="T12"> of n elements. In Eq (4) the k can be taken out of the time complexity since it is constant and then multiplied through to remove the </text:span><text:span text:style-name="T13">k</text:span><text:span text:style-name="T12">. Eq (5) </text:span><text:soft-page-break/><text:span text:style-name="T12">shows the total time complexity of the sum of the </text:span><text:span text:style-name="T13">k</text:span><text:span text:style-name="T12"> sorts of the </text:span><text:span text:style-name="T13">n/k</text:span><text:span text:style-name="T12"> elements. Since this quantity is less than the time complexity for the sort of </text:span><text:span text:style-name="T13">n</text:span><text:span text:style-name="T12"> elements for all </text:span><text:span text:style-name="T13">n</text:span><text:span text:style-name="T12"> and </text:span><text:span text:style-name="T13">k</text:span><text:span text:style-name="T12">, the speed up for distributing a sort across </text:span><text:span text:style-name="T13">k</text:span><text:span text:style-name="T12"> processes is super linear. However, it is important to note that less computation is done. The gene dispersal makes up for the lost computation in the distributed sort.</text:span></text:p>
      <text:p text:style-name="P20"><text:span text:style-name="T12"/></text:p>
      <text:p text:style-name="P21"><text:span text:style-name="T12">4 </text:span><text:span text:style-name="T13">Implementing A Real World Problem</text:span></text:p>
      <text:p text:style-name="P20"><text:span text:style-name="T12"/></text:p>
      <text:p text:style-name="P20"><text:span text:style-name="T12"><text:tab/>In statistical analysis many data sets can be analyzed by treating the data as samples from many different random distributions with different sampling probabilities. The difficulty lies in computing what set of random distributions and associated parameters make up the data set. These sort of problems are known as mixture problems. In this paper, an evolutionary algorithm was implemented to solve for the distributions present in a set of data. This analogous to computing a Fourier transform: the goal is to take some set of data and change its basis to a more manageable basis.</text:span></text:p>
      <text:p text:style-name="P18"><text:tab/>The solution to a set of data consists of <text:span text:style-name="T20">N</text:span> distributions, which for simplicity will be assumed are normal. Each solution is the set of parameters that define the normal distributions and the probabilities that each distribution is sampled from. For a mixture of two normal distributions, the solution would be as follows:</text:p>
      <text:p text:style-name="Standard"/>
      <table:table table:name="Table5" table:style-name="Table5">
        <table:table-column table:style-name="Table5.A"/>
        <table:table-column table:style-name="Table5.B"/>
        <table:table-header-rows>
          <table:table-row>
            <table:table-cell table:style-name="Table5.A1" office:value-type="string">
              <text:p text:style-name="P6"><draw:frame draw:style-name="fr1" draw:name="Object5" text:anchor-type="as-char" svg:width="2.3008in" svg:height="0.2083in" draw:z-index="5"><draw:object xlink:href="./Object 6" xlink:type="simple" xlink:show="embed" xlink:actuate="onLoad"/><draw:image xlink:href="./ObjectReplacements/Object 6" xlink:type="simple" xlink:show="embed" xlink:actuate="onLoad"/></draw:frame> </text:p>
            </table:table-cell>
            <table:table-cell table:style-name="Table5.A1" office:value-type="string">
              <text:p text:style-name="P7">(<text:sequence text:ref-name="refText5" text:name="Text" text:formula="ooow:Text+1" style:num-format="1">6</text:sequence>)</text:p>
            </table:table-cell>
          </table:table-row>
        </table:table-header-rows>
      </table:table>
      <text:p text:style-name="P20"><text:span text:style-name="T12"/></text:p>
      <text:p text:style-name="P18">Where <text:span text:style-name="T20">p</text:span> is the probability the first normal distribution is sampled from; <text:span text:style-name="T20">1 - p</text:span> is therefor the probability the second distribution is sampled from. A solution could consist of arbitrarily many distributions, the only requirement is that the sum of the probabilities of each distribution being sampled is one.</text:p>
      <text:p text:style-name="P18"/>
      <text:p text:style-name="P19">4.1 <text:span text:style-name="T20">Fitness Function</text:span></text:p>
      <text:p text:style-name="P18"/>
      <text:p text:style-name="P18"><text:tab/>The fitness of a solution is calculated by a maximum likelihood estimate (MLE). The MLE of a solution is how likely that solution is the actual solution. The MLE of a single normal with respect to some set of data is defined as a product of probability densities:</text:p>
      <text:p text:style-name="Standard"/>
      <table:table table:name="Table6" table:style-name="Table6">
        <table:table-column table:style-name="Table6.A"/>
        <table:table-column table:style-name="Table6.B"/>
        <table:table-header-rows>
          <table:table-row>
            <table:table-cell table:style-name="Table6.A1" office:value-type="string">
              <text:p text:style-name="P6"><draw:frame draw:style-name="fr1" draw:name="Object6" text:anchor-type="as-char" svg:width="3.2571in" svg:height="0.2083in" draw:z-index="6"><draw:object xlink:href="./Object 7" xlink:type="simple" xlink:show="embed" xlink:actuate="onLoad"/><draw:image xlink:href="./ObjectReplacements/Object 7" xlink:type="simple" xlink:show="embed" xlink:actuate="onLoad"/></draw:frame> </text:p>
            </table:table-cell>
            <table:table-cell table:style-name="Table6.A1" office:value-type="string">
              <text:p text:style-name="P7">(<text:sequence text:ref-name="refText6" text:name="Text" text:formula="ooow:Text+1" style:num-format="1">7</text:sequence>)</text:p>
            </table:table-cell>
          </table:table-row>
        </table:table-header-rows>
      </table:table>
      <text:p text:style-name="P20"><text:span text:style-name="T12">If instead, Eq. (7) is thought of having a constant set of data and a variable parameter </text:span><text:span text:style-name="T23">θ,</text:span><text:span text:style-name="T22"> Eq. (7) can be rewritten as:</text:span></text:p>
      <text:p text:style-name="Standard"/>
      <table:table table:name="Table7" table:style-name="Table7">
        <table:table-column table:style-name="Table7.A"/>
        <table:table-column table:style-name="Table7.B"/>
        <table:table-header-rows>
          <table:table-row>
            <table:table-cell table:style-name="Table7.A1" office:value-type="string">
              <text:p text:style-name="P6"><draw:frame draw:style-name="fr1" draw:name="Object7" text:anchor-type="as-char" svg:width="3.6807in" svg:height="0.448in" draw:z-index="7"><draw:object xlink:href="./Object 8" xlink:type="simple" xlink:show="embed" xlink:actuate="onLoad"/><draw:image xlink:href="./ObjectReplacements/Object 8" xlink:type="simple" xlink:show="embed" xlink:actuate="onLoad"/></draw:frame> </text:p>
            </table:table-cell>
            <table:table-cell table:style-name="Table7.A1" office:value-type="string">
              <text:p text:style-name="P7">(<text:sequence text:ref-name="refText7" text:name="Text" text:formula="ooow:Text+1" style:num-format="1">8</text:sequence>)</text:p>
            </table:table-cell>
          </table:table-row>
        </table:table-header-rows>
      </table:table>
      <text:p text:style-name="P20">Now, <text:span text:style-name="T20">L</text:span> is the likelihood that <text:span text:style-name="T23">θ</text:span><text:span text:style-name="T22"> matches the given set of data. Finally, applying the logarithm to </text:span><text:span text:style-name="T24">L</text:span><text:span text:style-name="T22"> yields the following:</text:span></text:p>
      <text:p text:style-name="Standard"/>
      <table:table table:name="Table8" table:style-name="Table8">
        <table:table-column table:style-name="Table8.A"/>
        <table:table-column table:style-name="Table8.B"/>
        <table:table-header-rows>
          <table:table-row>
            <table:table-cell table:style-name="Table8.A1" office:value-type="string">
              <text:p text:style-name="P6"><draw:frame draw:style-name="fr1" draw:name="Object8" text:anchor-type="as-char" svg:width="2.5472in" svg:height="0.4484in" draw:z-index="8"><draw:object xlink:href="./Object 9" xlink:type="simple" xlink:show="embed" xlink:actuate="onLoad"/><draw:image xlink:href="./ObjectReplacements/Object 9" xlink:type="simple" xlink:show="embed" xlink:actuate="onLoad"/></draw:frame> </text:p>
            </table:table-cell>
            <table:table-cell table:style-name="Table8.A1" office:value-type="string">
              <text:p text:style-name="P7">(<text:sequence text:ref-name="refText8" text:name="Text" text:formula="ooow:Text+1" style:num-format="1">9</text:sequence>)</text:p>
            </table:table-cell>
          </table:table-row>
        </table:table-header-rows>
      </table:table>
      <text:p text:style-name="P20"><text:span text:style-name="T22">Thus the maximum likelihood of a normal distribution with respect to a data set is equal to the sum of the </text:span><text:soft-page-break/><text:span text:style-name="T22">logarithm of the PDF of each sample from the data set. Although one could use the product of the probability densities, it makes many computations in statistics much more simple to use the sum of the log of the probability densities since the latter is essentially a mean multiplied by the sample size. Means, regardless of parent distribution always follow a normal distribution. Normal distributions have certain properties that make statistical analysis much more simple. Also, a sum is a more stable measure with regard to floating point arithmetic, and as such will yield a more stable fitness function.</text:span></text:p>
      <text:p text:style-name="P20"><text:span text:style-name="T22"><text:tab/>To extend the MLE to a multinomial distribution, define the MLE to be the sum of MLEs for each partial distribution:</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6"><draw:frame draw:style-name="fr1" draw:name="Object9" text:anchor-type="as-char" svg:width="1.6402in" svg:height="0.4484in" draw:z-index="9"><draw:object xlink:href="./Object 10" xlink:type="simple" xlink:show="embed" xlink:actuate="onLoad"/><draw:image xlink:href="./ObjectReplacements/Object 10" xlink:type="simple" xlink:show="embed" xlink:actuate="onLoad"/></draw:frame> </text:p>
            </table:table-cell>
            <table:table-cell table:style-name="Table9.A1" office:value-type="string">
              <text:p text:style-name="P7">(<text:sequence text:ref-name="refText9" text:name="Text" text:formula="ooow:Text+1" style:num-format="1">10</text:sequence>)</text:p>
            </table:table-cell>
          </table:table-row>
        </table:table-header-rows>
      </table:table>
      <text:p text:style-name="Standard"/>
      <table:table table:name="Table10" table:style-name="Table10">
        <table:table-column table:style-name="Table10.A"/>
        <table:table-column table:style-name="Table10.B"/>
        <table:table-header-rows>
          <table:table-row>
            <table:table-cell table:style-name="Table10.A1" office:value-type="string">
              <text:p text:style-name="P6"><draw:frame draw:style-name="fr1" draw:name="Object10" text:anchor-type="as-char" svg:width="0.8409in" svg:height="0.4484in" draw:z-index="10"><draw:object xlink:href="./Object 11" xlink:type="simple" xlink:show="embed" xlink:actuate="onLoad"/><draw:image xlink:href="./ObjectReplacements/Object 11" xlink:type="simple" xlink:show="embed" xlink:actuate="onLoad"/></draw:frame> </text:p>
            </table:table-cell>
            <table:table-cell table:style-name="Table10.A1" office:value-type="string">
              <text:p text:style-name="P7">(<text:sequence text:ref-name="refText10" text:name="Text" text:formula="ooow:Text+1" style:num-format="1">11</text:sequence>)</text:p>
            </table:table-cell>
          </table:table-row>
        </table:table-header-rows>
      </table:table>
      <text:p text:style-name="P20"><text:span text:style-name="T12">Where </text:span><text:span text:style-name="T13">f</text:span><text:span text:style-name="T12"> is the fitness of the </text:span><text:span text:style-name="T13">i</text:span><text:span text:style-name="T11">th</text:span><text:span text:style-name="T12"> normal distribution, and </text:span><text:span text:style-name="T25">π</text:span><text:span text:style-name="T26">i</text:span><text:span text:style-name="T12"> is the sampling probability of the distribution. Naturally, the sum of all sampling probabilities must be equal to one as shown in Eq. (11). This MLE is a function that increases as solutions get better. In order to convert it to a function that decreases as solutions get better, a large value, </text:span><text:span text:style-name="T13">K</text:span><text:span text:style-name="T12">, was chosen such that for any data set, the MLE of a perfect fit would likely be in the range [-</text:span><text:span text:style-name="T12">∞</text:span><text:span text:style-name="T12">, K].</text:span></text:p>
      <text:p text:style-name="Standard"/>
      <table:table table:name="Table11" table:style-name="Table11">
        <table:table-column table:style-name="Table11.A"/>
        <table:table-column table:style-name="Table11.B"/>
        <table:table-header-rows>
          <table:table-row>
            <table:table-cell table:style-name="Table11.A1" office:value-type="string">
              <text:p text:style-name="P6"><draw:frame draw:style-name="fr1" draw:name="Object11" text:anchor-type="as-char" svg:width="1.6028in" svg:height="0.198in" draw:z-index="11"><draw:object xlink:href="./Object 12" xlink:type="simple" xlink:show="embed" xlink:actuate="onLoad"/><draw:image xlink:href="./ObjectReplacements/Object 12" xlink:type="simple" xlink:show="embed" xlink:actuate="onLoad"/></draw:frame> </text:p>
            </table:table-cell>
            <table:table-cell table:style-name="Table11.A1" office:value-type="string">
              <text:p text:style-name="P7">(<text:sequence text:ref-name="refText11" text:name="Text" text:formula="ooow:Text+1" style:num-format="1">12</text:sequence>)</text:p>
            </table:table-cell>
          </table:table-row>
        </table:table-header-rows>
      </table:table>
      <text:p text:style-name="P20"><text:span text:style-name="T12">Eq. 12 shows the final fitness function. </text:span><text:span text:style-name="T13">K</text:span><text:span text:style-name="T12"> was chosen to be 1x10</text:span><text:span text:style-name="T10">12</text:span><text:span text:style-name="T12">. To put this in perspective, in order for an MLE to leave the range [-</text:span><text:span text:style-name="T12">∞</text:span><text:span text:style-name="T12">, K], the product of the sample probability densities would have to be closer to zero than e</text:span><text:span text:style-name="T10">-1,000,000,000,000</text:span><text:span text:style-name="T12">. For real world applications this is probably an acceptable limitation, especially since double precision floating point numbers would be unable to express such a small number. </text:span></text:p>
      <text:p text:style-name="P20"><text:span text:style-name="T12"/></text:p>
      <text:p text:style-name="P22"><text:span text:style-name="T12">4.1 </text:span><text:span text:style-name="T13">Mutation Function</text:span></text:p>
      <text:p text:style-name="P20"><text:span text:style-name="T12"/></text:p>
      <text:p text:style-name="P20"><text:span text:style-name="T12"><text:tab/>Mutation of solutions occurs in two steps: first crossover and then point mutations. The crossover step makes a new child solution from a combination of the parent's genes. The point mutation then modifies the resulting child with small random fluctuations in genotype. The combination of both crossover and point mutations allows the mutation to take advantage of both a fine grained search and a more broad search. The cross over also strengthens genetic diversity lowering the chance that the algorithm converges on a local optima. The selection probability of each distribution is also a parameter that must be mutated from generation to generation. The mutate function limits the number of probability mutations to one per solution per iteration for simplicity. <text:s/></text:span></text:p>
      <text:p text:style-name="P20"><text:span text:style-name="T12"/></text:p>
      <text:p text:style-name="P22"><text:span text:style-name="T12">4.2 </text:span><text:span text:style-name="T13">Parallel Consideration</text:span></text:p>
      <text:p text:style-name="P20"><text:span text:style-name="T12"/></text:p>
      <text:p text:style-name="P20"><text:span text:style-name="T12"><text:tab/>In order to make an algorithm scale well on a symmetric multiprocessor platform (SMP) machine, the layout of the internal solution data structures had to be carefully planned. Ideally, each thread working on the gene pool only ever accesses memory from its own region. The internal representation of the solutions by the evolutionary framework is already implemented in such a way </text:span><text:soft-page-break/><text:span text:style-name="T12">that the solutions themselves (not the algorithm specific data, that resides else where in memory) will not cause cache incoherence. By putting all of the solutions in an array and having each thread work though the array from a unique starting point the cross cache line memory writes between threads are limited to an acceptable margin. All random numbers generated by the algorithm's framework are generated from unique state data. The unique state for each thread is placed in unique cache lines, again to minimize cache incoherence since a linear congruential random number generator (LCG) – used by the GNU C standard library implementation – involves a write to the LCG's internal state.</text:span></text:p>
      <text:p text:style-name="P20"><text:span text:style-name="T12"><text:tab/>The internal solution data must also consider the LCG used by the GNU standard C library. Since all of the problem specific functions must be fully reentrant,</text:span></text:p>
      <text:p text:style-name="P20"><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sans-serif" svg:font-family="sans-serif"/>
    <style:font-face style:name="serif" svg:font-family="serif"/>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Waterman</meta:initial-creator>
    <meta:creation-date>2011-02-12T09:50:44</meta:creation-date>
    <dc:date>2011-02-13T18:05:49</dc:date>
    <dc:creator>Alex Waterman</dc:creator>
    <meta:editing-duration>PT11H32M28S</meta:editing-duration>
    <meta:editing-cycles>5</meta:editing-cycles>
    <meta:generator>OpenOffice.org/3.1$Unix OpenOffice.org_project/310m19$Build-9420</meta:generator>
    <meta:document-statistic meta:table-count="12" meta:image-count="0" meta:object-count="12" meta:page-count="8" meta:paragraph-count="85" meta:word-count="3097" meta:character-count="19074"/>
  </office:meta>
</office:document-meta>
</file>

<file path=Object 1/content.xml><?xml version="1.0" encoding="utf-8"?>
<!DOCTYPE math  PUBLIC '-//OpenOffice.org//DTD Modified W3C MathML 1.01//EN'  'math.dtd'>
<math:math xmlns:math="http://www.w3.org/1998/Math/MathML">
  <math:semantics>
    <math:mrow>
      <math:mi>F</math:mi>
      <math:mrow>
        <math:mrow>
          <math:mo math:stretchy="false">(</math:mo>
          <math:msub>
            <math:mi>S</math:mi>
            <math:mn>1</math:mn>
          </math:msub>
          <math:mo math:stretchy="false">)</math:mo>
        </math:mrow>
        <math:mo math:stretchy="false">≤</math:mo>
        <math:mi>F</math:mi>
      </math:mrow>
      <math:mrow>
        <math:mo math:stretchy="false">(</math:mo>
        <math:msub>
          <math:mi>S</math:mi>
          <math:mn>2</math:mn>
        </math:msub>
        <math:mo math:stretchy="false">)</math:mo>
      </math:mrow>
      <math:mi>,</math:mi>
      <math:mi/>
      <math:mi>F</math:mi>
      <math:mrow>
        <math:mrow>
          <math:mo math:stretchy="false">(</math:mo>
          <math:msub>
            <math:mi>S</math:mi>
            <math:mn>2</math:mn>
          </math:msub>
          <math:mo math:stretchy="false">)</math:mo>
        </math:mrow>
        <math:mo math:stretchy="false">≤</math:mo>
        <math:mi>F</math:mi>
      </math:mrow>
      <math:mrow>
        <math:mo math:stretchy="false">(</math:mo>
        <math:msub>
          <math:mi>S</math:mi>
          <math:mn>3</math:mn>
        </math:msub>
        <math:mo math:stretchy="false">)</math:mo>
      </math:mrow>
      <math:mi/>
      <math:mo math:stretchy="false">⇒</math:mo>
      <math:mi/>
      <math:mi>F</math:mi>
      <math:mrow>
        <math:mrow>
          <math:mo math:stretchy="false">(</math:mo>
          <math:msub>
            <math:mi>S</math:mi>
            <math:mn>1</math:mn>
          </math:msub>
          <math:mo math:stretchy="false">)</math:mo>
        </math:mrow>
        <math:mo math:stretchy="false">≤</math:mo>
        <math:mi>F</math:mi>
      </math:mrow>
      <math:mrow>
        <math:mo math:stretchy="false">(</math:mo>
        <math:msub>
          <math:mi>S</math:mi>
          <math:mn>3</math:mn>
        </math:msub>
        <math:mo math:stretchy="false">)</math:mo>
      </math:mrow>
    </math:mrow>
    <math:annotation math:encoding="StarMath 5.0">F(S_1) &lt;= F(S_2),~~ F(S_2) &lt;= F(S_3) ~~ drarrow ~~ F(S_1) &lt;= F(S_3)</math:annotation>
  </math:semantics>
</math:math>
</file>

<file path=Object 10/content.xml><?xml version="1.0" encoding="utf-8"?>
<!DOCTYPE math  PUBLIC '-//OpenOffice.org//DTD Modified W3C MathML 1.01//EN'  'math.dtd'>
<math:math xmlns:math="http://www.w3.org/1998/Math/MathML">
  <math:semantics>
    <math:mrow>
      <math:mi math:fontstyle="italic">MLE</math:mi>
      <math:mrow>
        <math:mi/>
        <math:mo math:stretchy="false">=</math:mo>
        <math:mi/>
      </math:mrow>
      <math:mrow>
        <math:munderover>
          <math:mo math:stretchy="false">∑</math:mo>
          <math:mrow>
            <math:mi>i</math:mi>
            <math:mo math:stretchy="false">=</math:mo>
            <math:mn>1</math:mn>
          </math:mrow>
          <math:mi>n</math:mi>
        </math:munderover>
        <math:mrow>
          <math:mrow>
            <math:msub>
              <math:mo math:stretchy="false">π</math:mo>
              <math:mi>i</math:mi>
            </math:msub>
            <math:mo math:stretchy="false">⋅</math:mo>
            <math:mi>f</math:mi>
          </math:mrow>
          <math:mrow>
            <math:mo math:stretchy="false">(</math:mo>
            <math:mrow>
              <math:mi>x</math:mi>
              <math:mo math:stretchy="false">∣</math:mo>
              <math:mstyle math:fontweight="bold">
                <math:mrow>
                  <math:msub>
                    <math:mo math:stretchy="false">θ</math:mo>
                    <math:mi>i</math:mi>
                  </math:msub>
                </math:mrow>
              </math:mstyle>
            </math:mrow>
            <math:mo math:stretchy="false">)</math:mo>
          </math:mrow>
        </math:mrow>
      </math:mrow>
    </math:mrow>
    <math:annotation math:encoding="StarMath 5.0">MLE ~=~ sum from i = 1 to n {%pi_i cdot f(x divides bold %theta_i)}

</math:annotation>
  </math:semantics>
</math:math>
</file>

<file path=Object 11/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o math:stretchy="false">π</math:mo>
          <math:mi>i</math:mi>
        </math:msub>
      </math:mrow>
      <math:mrow>
        <math:mi/>
        <math:mo math:stretchy="false">=</math:mo>
        <math:mi/>
      </math:mrow>
      <math:mn>1</math:mn>
    </math:mrow>
    <math:annotation math:encoding="StarMath 5.0">sum from i=1 to n { %pi_i } ~=~ 1
</math:annotation>
  </math:semantics>
</math:math>
</file>

<file path=Object 12/content.xml><?xml version="1.0" encoding="utf-8"?>
<!DOCTYPE math  PUBLIC '-//OpenOffice.org//DTD Modified W3C MathML 1.01//EN'  'math.dtd'>
<math:math xmlns:math="http://www.w3.org/1998/Math/MathML">
  <math:semantics>
    <math:mrow>
      <math:mi>F</math:mi>
      <math:mrow>
        <math:mo math:stretchy="false">(</math:mo>
        <math:mstyle math:fontweight="bold">
          <math:mrow>
            <math:mover math:accent="true">
              <math:mo math:stretchy="false">θ</math:mo>
              <math:mo math:stretchy="false">ˉ</math:mo>
            </math:mover>
          </math:mrow>
        </math:mstyle>
        <math:mo math:stretchy="false">)</math:mo>
      </math:mrow>
      <math:mrow>
        <math:mi/>
        <math:mo math:stretchy="false">=</math:mo>
        <math:mi/>
      </math:mrow>
      <math:mrow>
        <math:mi>K</math:mi>
        <math:mo math:stretchy="false">−</math:mo>
        <math:mi math:fontstyle="italic">MLE</math:mi>
      </math:mrow>
      <math:mrow>
        <math:mo math:stretchy="false">(</math:mo>
        <math:mstyle math:fontweight="bold">
          <math:mrow>
            <math:mover math:accent="true">
              <math:mo math:stretchy="false">θ</math:mo>
              <math:mo math:stretchy="false">ˉ</math:mo>
            </math:mover>
          </math:mrow>
        </math:mstyle>
        <math:mo math:stretchy="false">)</math:mo>
      </math:mrow>
    </math:mrow>
    <math:annotation math:encoding="StarMath 5.0">F(bold bar %theta) ~=~ K - MLE(bold bar %theta)</math:annotation>
  </math:semantics>
</math:math>
</file>

<file path=Object 2/content.xml><?xml version="1.0" encoding="utf-8"?>
<!DOCTYPE math  PUBLIC '-//OpenOffice.org//DTD Modified W3C MathML 1.01//EN'  'math.dtd'>
<math:math xmlns:math="http://www.w3.org/1998/Math/MathML">
  <math:semantics>
    <math:mrow>
      <math:mi>O</math:mi>
      <math:mrow>
        <math:mo math:stretchy="false">(</math:mo>
        <math:mrow>
          <math:mfrac>
            <math:mi>n</math:mi>
            <math:mi>k</math:mi>
          </math:mfrac>
          <math:mi>log</math:mi>
          <math:mfrac>
            <math:mi>n</math:mi>
            <math:mi>k</math:mi>
          </math:mfrac>
        </math:mrow>
        <math:mo math:stretchy="false">)</math:mo>
      </math:mrow>
    </math:mrow>
    <math:annotation math:encoding="StarMath 5.0">O({n over k} log { n over k})

</math:annotation>
  </math:semantics>
</math:math>
</file>

<file path=Object 3/content.xml><?xml version="1.0" encoding="utf-8"?>
<!DOCTYPE math  PUBLIC '-//OpenOffice.org//DTD Modified W3C MathML 1.01//EN'  'math.dtd'>
<math:math xmlns:math="http://www.w3.org/1998/Math/MathML">
  <math:semantics>
    <math:mrow>
      <math:mi>O</math:mi>
      <math:mrow>
        <math:mo math:stretchy="false">(</math:mo>
        <math:mrow>
          <math:mfrac>
            <math:mi>n</math:mi>
            <math:mi>k</math:mi>
          </math:mfrac>
          <math:mrow>
            <math:mo math:stretchy="false">(</math:mo>
            <math:mrow>
              <math:mi>log</math:mi>
              <math:mrow>
                <math:mi>n</math:mi>
                <math:mo math:stretchy="false">−</math:mo>
                <math:mi>log</math:mi>
              </math:mrow>
              <math:mi>k</math:mi>
            </math:mrow>
            <math:mo math:stretchy="false">)</math:mo>
          </math:mrow>
        </math:mrow>
        <math:mo math:stretchy="false">)</math:mo>
      </math:mrow>
    </math:mrow>
    <math:annotation math:encoding="StarMath 5.0">O({n over k} (log n - log k))</math:annotation>
  </math:semantics>
</math:math>
</file>

<file path=Object 4/content.xml><?xml version="1.0" encoding="utf-8"?>
<!DOCTYPE math  PUBLIC '-//OpenOffice.org//DTD Modified W3C MathML 1.01//EN'  'math.dtd'>
<math:math xmlns:math="http://www.w3.org/1998/Math/MathML">
  <math:semantics>
    <math:mrow>
      <math:mi>O</math:mi>
      <math:mrow>
        <math:mo math:stretchy="false">(</math:mo>
        <math:mrow>
          <math:mfrac>
            <math:mi>n</math:mi>
            <math:mi>k</math:mi>
          </math:mfrac>
          <math:mrow>
            <math:mo math:stretchy="false">(</math:mo>
            <math:mrow>
              <math:mi>log</math:mi>
              <math:mrow>
                <math:mi>n</math:mi>
                <math:mo math:stretchy="false">−</math:mo>
                <math:mi>log</math:mi>
              </math:mrow>
              <math:mi>k</math:mi>
            </math:mrow>
            <math:mo math:stretchy="false">)</math:mo>
          </math:mrow>
        </math:mrow>
        <math:mo math:stretchy="false">)</math:mo>
      </math:mrow>
      <math:mrow>
        <math:mi/>
        <math:mo math:stretchy="false">&lt;</math:mo>
        <math:mi/>
      </math:mrow>
      <math:mfrac>
        <math:mrow>
          <math:mi>O</math:mi>
          <math:mrow>
            <math:mo math:stretchy="false">(</math:mo>
            <math:mrow>
              <math:mi>n</math:mi>
              <math:mi>log</math:mi>
              <math:mi>n</math:mi>
            </math:mrow>
            <math:mo math:stretchy="false">)</math:mo>
          </math:mrow>
        </math:mrow>
        <math:mi>k</math:mi>
      </math:mfrac>
    </math:mrow>
    <math:annotation math:encoding="StarMath 5.0">O({n over k} (log n - log k)) ~&lt;~ {O(n log n)} over k</math:annotation>
  </math:semantics>
</math:math>
</file>

<file path=Object 5/content.xml><?xml version="1.0" encoding="utf-8"?>
<!DOCTYPE math  PUBLIC '-//OpenOffice.org//DTD Modified W3C MathML 1.01//EN'  'math.dtd'>
<math:math xmlns:math="http://www.w3.org/1998/Math/MathML">
  <math:semantics>
    <math:mrow>
      <math:mi>O</math:mi>
      <math:mrow>
        <math:mo math:stretchy="false">(</math:mo>
        <math:mrow>
          <math:mi>n</math:mi>
          <math:mi>log</math:mi>
          <math:mrow>
            <math:mi>n</math:mi>
            <math:mo math:stretchy="false">−</math:mo>
            <math:mi>n</math:mi>
          </math:mrow>
          <math:mi>log</math:mi>
          <math:mi>k</math:mi>
        </math:mrow>
        <math:mo math:stretchy="false">)</math:mo>
      </math:mrow>
      <math:mrow>
        <math:mi/>
        <math:mo math:stretchy="false">&lt;</math:mo>
        <math:mi/>
      </math:mrow>
      <math:mi>O</math:mi>
      <math:mrow>
        <math:mo math:stretchy="false">(</math:mo>
        <math:mrow>
          <math:mi>n</math:mi>
          <math:mi>log</math:mi>
          <math:mi>n</math:mi>
        </math:mrow>
        <math:mo math:stretchy="false">)</math:mo>
      </math:mrow>
    </math:mrow>
    <math:annotation math:encoding="StarMath 5.0">O( n log n - n log k) ~&lt;~ O(n log n)</math:annotation>
  </math:semantics>
</math:math>
</file>

<file path=Object 6/content.xml><?xml version="1.0" encoding="utf-8"?>
<!DOCTYPE math  PUBLIC '-//OpenOffice.org//DTD Modified W3C MathML 1.01//EN'  'math.dtd'>
<math:math xmlns:math="http://www.w3.org/1998/Math/MathML">
  <math:semantics>
    <math:mrow>
      <math:mi>S</math:mi>
      <math:mrow>
        <math:mi/>
        <math:mo math:stretchy="false">=</math:mo>
        <math:mi/>
      </math:mrow>
      <math:mrow>
        <math:mo math:stretchy="false">{</math:mo>
        <math:mrow>
          <math:mi/>
          <math:mi>p</math:mi>
          <math:mi>,</math:mi>
          <math:mi/>
          <math:msub>
            <math:mo math:stretchy="false">σ</math:mo>
            <math:mn>1</math:mn>
          </math:msub>
          <math:mi>,</math:mi>
          <math:mi/>
          <math:msub>
            <math:mo math:stretchy="false">μ</math:mo>
            <math:mn>1</math:mn>
          </math:msub>
          <math:mi>,</math:mi>
          <math:mi/>
          <math:mrow>
            <math:mn>1</math:mn>
            <math:mo math:stretchy="false">−</math:mo>
            <math:mi>p</math:mi>
          </math:mrow>
          <math:mi>,</math:mi>
          <math:mi/>
          <math:msub>
            <math:mo math:stretchy="false">σ</math:mo>
            <math:mn>2</math:mn>
          </math:msub>
          <math:mi>,</math:mi>
          <math:mi/>
          <math:msub>
            <math:mo math:stretchy="false">μ</math:mo>
            <math:mn>2</math:mn>
          </math:msub>
          <math:mi/>
        </math:mrow>
        <math:mo math:stretchy="false">}</math:mo>
      </math:mrow>
    </math:mrow>
    <math:annotation math:encoding="StarMath 5.0">S ~=~ lbrace `p,` %sigma_{1},` %mu_{1},` 1-p,` %sigma_{2},` %mu_{2}` rbrace </math:annotation>
  </math:semantics>
</math:math>
</file>

<file path=Object 7/content.xml><?xml version="1.0" encoding="utf-8"?>
<!DOCTYPE math  PUBLIC '-//OpenOffice.org//DTD Modified W3C MathML 1.01//EN'  'math.dtd'>
<math:math xmlns:math="http://www.w3.org/1998/Math/MathML">
  <math:semantics>
    <math:mrow>
      <math:mi>f</math:mi>
      <math:mrow>
        <math:mo math:stretchy="false">(</math:mo>
        <math:mrow>
          <math:msub>
            <math:mi>x</math:mi>
            <math:mn>1</math:mn>
          </math:msub>
          <math:mi>,</math:mi>
          <math:msub>
            <math:mi>x</math:mi>
            <math:mn>2</math:mn>
          </math:msub>
          <math:mi>,</math:mi>
          <math:mn>...</math:mn>
          <math:mi>,</math:mi>
          <math:mrow>
            <math:msub>
              <math:mi>x</math:mi>
              <math:mi>n</math:mi>
            </math:msub>
            <math:mo math:stretchy="false">∣</math:mo>
            <math:mstyle math:fontweight="bold">
              <math:mrow>
                <math:mi>θ</math:mi>
              </math:mrow>
            </math:mstyle>
          </math:mrow>
        </math:mrow>
        <math:mo math:stretchy="false">)</math:mo>
      </math:mrow>
      <math:mrow>
        <math:mi/>
        <math:mo math:stretchy="false">=</math:mo>
        <math:mi/>
      </math:mrow>
      <math:mi>f</math:mi>
      <math:mrow>
        <math:mrow>
          <math:mo math:stretchy="false">(</math:mo>
          <math:mrow>
            <math:msub>
              <math:mi>x</math:mi>
              <math:mn>1</math:mn>
            </math:msub>
            <math:mo math:stretchy="false">∣</math:mo>
            <math:mstyle math:fontweight="bold">
              <math:mrow>
                <math:mi>θ</math:mi>
              </math:mrow>
            </math:mstyle>
          </math:mrow>
          <math:mo math:stretchy="false">)</math:mo>
        </math:mrow>
        <math:mo math:stretchy="false">⋅</math:mo>
        <math:mi>f</math:mi>
      </math:mrow>
      <math:mrow>
        <math:mrow>
          <math:mrow>
            <math:mo math:stretchy="false">(</math:mo>
            <math:mrow>
              <math:msub>
                <math:mi>x</math:mi>
                <math:mn>2</math:mn>
              </math:msub>
              <math:mo math:stretchy="false">∣</math:mo>
              <math:mstyle math:fontweight="bold">
                <math:mrow>
                  <math:mi>θ</math:mi>
                </math:mrow>
              </math:mstyle>
            </math:mrow>
            <math:mo math:stretchy="false">)</math:mo>
          </math:mrow>
          <math:mo math:stretchy="false">⋅</math:mo>
          <math:mn>...</math:mn>
        </math:mrow>
        <math:mo math:stretchy="false">⋅</math:mo>
        <math:mi>f</math:mi>
      </math:mrow>
      <math:mrow>
        <math:mo math:stretchy="false">(</math:mo>
        <math:mrow>
          <math:msub>
            <math:mi>x</math:mi>
            <math:mi>n</math:mi>
          </math:msub>
          <math:mo math:stretchy="false">∣</math:mo>
          <math:mstyle math:fontweight="bold">
            <math:mrow>
              <math:mi>θ</math:mi>
            </math:mrow>
          </math:mstyle>
        </math:mrow>
        <math:mo math:stretchy="false">)</math:mo>
      </math:mrow>
    </math:mrow>
    <math:annotation math:encoding="StarMath 5.0">f(x_{1}, x_{2}, ..., x_n divides bold θ) ~=~ f(x sub 1 divides bold θ) cdot f(x sub 2 divides bold θ) cdot ... cdot f(x sub n divides bold θ)</math:annotation>
  </math:semantics>
</math:math>
</file>

<file path=Object 8/content.xml><?xml version="1.0" encoding="utf-8"?>
<!DOCTYPE math  PUBLIC '-//OpenOffice.org//DTD Modified W3C MathML 1.01//EN'  'math.dtd'>
<math:math xmlns:math="http://www.w3.org/1998/Math/MathML">
  <math:semantics>
    <math:mrow>
      <math:mi>L</math:mi>
      <math:mrow>
        <math:mo math:stretchy="false">(</math:mo>
        <math:mrow>
          <math:mrow>
            <math:mstyle math:fontweight="bold">
              <math:mrow>
                <math:mi>θ</math:mi>
              </math:mrow>
            </math:mstyle>
            <math:mo math:stretchy="false">∣</math:mo>
            <math:msub>
              <math:mi>x</math:mi>
              <math:mn>1</math:mn>
            </math:msub>
          </math:mrow>
          <math:mi>,</math:mi>
          <math:msub>
            <math:mi>x</math:mi>
            <math:mn>2</math:mn>
          </math:msub>
          <math:mi>,</math:mi>
          <math:mn>...</math:mn>
          <math:mi>,</math:mi>
          <math:msub>
            <math:mi>x</math:mi>
            <math:mi>n</math:mi>
          </math:msub>
        </math:mrow>
        <math:mo math:stretchy="false">)</math:mo>
      </math:mrow>
      <math:mrow>
        <math:mi/>
        <math:mo math:stretchy="false">=</math:mo>
        <math:mi/>
      </math:mrow>
      <math:mi>f</math:mi>
      <math:mrow>
        <math:mo math:stretchy="false">(</math:mo>
        <math:mrow>
          <math:msub>
            <math:mi>x</math:mi>
            <math:mn>1</math:mn>
          </math:msub>
          <math:mi>,</math:mi>
          <math:msub>
            <math:mi>x</math:mi>
            <math:mn>2</math:mn>
          </math:msub>
          <math:mi>,</math:mi>
          <math:mn>...</math:mn>
          <math:mi>,</math:mi>
          <math:mrow>
            <math:msub>
              <math:mi>x</math:mi>
              <math:mi>n</math:mi>
            </math:msub>
            <math:mo math:stretchy="false">∣</math:mo>
            <math:mstyle math:fontweight="bold">
              <math:mrow>
                <math:mi>θ</math:mi>
              </math:mrow>
            </math:mstyle>
          </math:mrow>
        </math:mrow>
        <math:mo math:stretchy="false">)</math:mo>
      </math:mrow>
      <math:mrow>
        <math:mi/>
        <math:mo math:stretchy="false">=</math:mo>
        <math:mi/>
      </math:mrow>
      <math:mrow>
        <math:munderover>
          <math:mo math:stretchy="false">∏</math:mo>
          <math:mrow>
            <math:mi>i</math:mi>
            <math:mo math:stretchy="false">=</math:mo>
            <math:mn>1</math:mn>
          </math:mrow>
          <math:mi>n</math:mi>
        </math:munderover>
        <math:mrow>
          <math:mi>f</math:mi>
          <math:mrow>
            <math:mo math:stretchy="false">(</math:mo>
            <math:mrow>
              <math:msub>
                <math:mi>x</math:mi>
                <math:mi>i</math:mi>
              </math:msub>
              <math:mo math:stretchy="false">∣</math:mo>
              <math:mstyle math:fontweight="bold">
                <math:mrow>
                  <math:mi>θ</math:mi>
                </math:mrow>
              </math:mstyle>
            </math:mrow>
            <math:mo math:stretchy="false">)</math:mo>
          </math:mrow>
        </math:mrow>
      </math:mrow>
    </math:mrow>
    <math:annotation math:encoding="StarMath 5.0">L(bold θ divides x sub {1}, x sub {2}, ..., x sub n) ~=~ f(x sub {1}, x sub {2}, ..., x sub n divides bold θ) ~=~ prod from i = 1 to n { f(x sub i divides bold θ) } </math:annotation>
  </math:semantics>
</math:math>
</file>

<file path=Object 9/content.xml><?xml version="1.0" encoding="utf-8"?>
<!DOCTYPE math  PUBLIC '-//OpenOffice.org//DTD Modified W3C MathML 1.01//EN'  'math.dtd'>
<math:math xmlns:math="http://www.w3.org/1998/Math/MathML">
  <math:semantics>
    <math:mrow>
      <math:mi>ln</math:mi>
      <math:mi>L</math:mi>
      <math:mrow>
        <math:mo math:stretchy="false">(</math:mo>
        <math:mrow>
          <math:mrow>
            <math:mstyle math:fontweight="bold">
              <math:mrow>
                <math:mi>θ</math:mi>
              </math:mrow>
            </math:mstyle>
            <math:mo math:stretchy="false">∣</math:mo>
            <math:msub>
              <math:mi>x</math:mi>
              <math:mn>1</math:mn>
            </math:msub>
          </math:mrow>
          <math:mi>,</math:mi>
          <math:msub>
            <math:mi>x</math:mi>
            <math:mn>2</math:mn>
          </math:msub>
          <math:mi>,</math:mi>
          <math:mn>...</math:mn>
          <math:mi>,</math:mi>
          <math:msub>
            <math:mi>x</math:mi>
            <math:mi>n</math:mi>
          </math:msub>
        </math:mrow>
        <math:mo math:stretchy="false">)</math:mo>
      </math:mrow>
      <math:mrow>
        <math:mi/>
        <math:mo math:stretchy="false">=</math:mo>
        <math:mi/>
      </math:mrow>
      <math:mrow>
        <math:munderover>
          <math:mo math:stretchy="false">∑</math:mo>
          <math:mrow>
            <math:mi>i</math:mi>
            <math:mo math:stretchy="false">=</math:mo>
            <math:mn>1</math:mn>
          </math:mrow>
          <math:mi>n</math:mi>
        </math:munderover>
        <math:mrow>
          <math:mi>ln</math:mi>
          <math:mi>f</math:mi>
          <math:mrow>
            <math:mo math:stretchy="false">(</math:mo>
            <math:mrow>
              <math:msub>
                <math:mi>x</math:mi>
                <math:mi>i</math:mi>
              </math:msub>
              <math:mo math:stretchy="false">∣</math:mo>
              <math:mstyle math:fontweight="bold">
                <math:mrow>
                  <math:mo math:stretchy="false">θ</math:mo>
                </math:mrow>
              </math:mstyle>
            </math:mrow>
            <math:mo math:stretchy="false">)</math:mo>
          </math:mrow>
        </math:mrow>
      </math:mrow>
    </math:mrow>
    <math:annotation math:encoding="StarMath 5.0">ln L(bold θ divides x sub {1}, x sub {2}, ..., x sub n) ~=~ sum from i = 1 to n {ln f(x_i divides bold %theta)}</math:annotation>
  </math:semantics>
</math:math>
</file>